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131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Named Queu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laybackPosition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Absolute playback position in samp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laybackPos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Relative playback position in samples, where positive is forward in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pitch as percent offset from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pitch as percent offset from 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(Internal) Lower and upper limit of pitch control (-30%, 30%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itchBendDown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pitch bend down (-8%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itchBendDown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pitch bend down (-8%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itchBendUp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pitch bend up (+8%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itchBendUp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pitch bend up (+8%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Jogwheel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Sample offset from current playback position, where positive is forward in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Cue<text:span text:style-name="T1">n</text:span>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ump to the playback position stored as Cue<text:span text:style-name="T1">n</text:span><text:span text:style-name="T2">. If Cue</text:span><text:span text:style-name="T1">n</text:span><text:span text:style-name="T2"> isn’t set, it does nothing.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Cue<text:span text:style-name="T1">n</text:span>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3">Same as Cue</text:span><text:span text:style-name="T4">n </text:span>Value Chan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SetCue<text:span text:style-name="T1">n</text:span>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ts the current playback position as Cue<text:span text:style-name="T1">n</text:span><text:span text:style-name="T2">.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SetCue<text:span text:style-name="T1">n</text:span>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3">Same as SetCue</text:span><text:span text:style-name="T4">n </text:span>Value Chan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ClearCue<text:span text:style-name="T1">n</text:span>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letes the value for Cue<text:span text:style-name="T1">n</text:span><text:span text:style-name="T2">.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ClearCue<text:span text:style-name="T1">n</text:span>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3">Same as ClearCue</text:span><text:span text:style-name="T4">n </text:span>Value Chan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playback. Does nothing if no track loa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playback. Does nothing if no track loa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reverse playb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reverse playb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brake effect. Does nothing if playback hasn’t started. Playback is paused at end of brake. Works in forward and revers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3">Toggle brake effect. Does nothing if playback hasn’t started. Playback is paused at end of brake. </text:span>Works in forward and revers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Backspin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backspin effect. Does nothing if playback hasn’t started. Playback is paused at end of backspi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 office:value-type="string" calcext:value-type="string">
            <text:p>Backspin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backspin effect. Does nothing if playback hasn’t started. Playback is paused at end of backspi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Internal) Reset deck stat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/>
          <table:table-cell office:value-type="string" calcext:value-type="string">
            <text:p>Load Track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(Internal) Load a new track. Will asynchronously load track data and send Track Loaded event on completi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/>
          <table:table-cell office:value-type="string" calcext:value-type="string">
            <text:p>Track Loaded</text:p>
          </table:table-cell>
          <table:table-cell office:value-type="string" calcext:value-type="string">
            <text:p>Track Info.ctl</text:p>
          </table:table-cell>
          <table:table-cell office:value-type="string" calcext:value-type="string">
            <text:p>(Internal) Updates the UI with info about the new tr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/>
          <table:table-cell office:value-type="string" calcext:value-type="string">
            <text:p>File Error</text:p>
          </table:table-cell>
          <table:table-cell office:value-type="string" calcext:value-type="string">
            <text:p>Track Info.ctl</text:p>
          </table:table-cell>
          <table:table-cell office:value-type="string" calcext:value-type="string">
            <text:p>(Internal) Reset the UI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text:span text:style-name="T1">n</text:span></text:p>
          </table:table-cell>
          <table:table-cell/>
          <table:table-cell office:value-type="string" calcext:value-type="string">
            <text:p>Mouse U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d to cancel a scratch action initiated by a Jogwheel Value Change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Crossfader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crossfader position between Mixer.Channel1 and Mixer.Channel2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Crossfader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crossfader position between Mixer.Channel1 and Mixer.Channel2, where positive is toward Mixer.Channel2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Crossfader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crossfader control (-1, 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master volume of final mix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master volume of final mix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master volume (0, 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volume of audio sent to headphon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volume of audio sent to headphon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headphone volume (0, 1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gain adjust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gain adjust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gain control (0, 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level adjust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level adjust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level control (0, 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High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level of high EQ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Hig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level of high EQ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High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high EQ control (0, 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Mid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level of mid EQ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Mid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level of mid EQ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Mid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mid EQ control (0, 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Low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level of low EQ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Low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level of low EQ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Low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low EQ control (0, 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HighKill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high EQ kill sw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HighKill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high EQ kill sw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MidKill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mid EQ kill sw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MidKill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mid EQ kill sw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LowKill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low EQ kill sw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EQLowKill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low EQ kill sw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HeadphoneOutpu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routing the channel audio to the headphone outpu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Channel<text:span text:style-name="T1">n</text:span></text:p>
          </table:table-cell>
          <table:table-cell office:value-type="string" calcext:value-type="string">
            <text:p>HeadphoneOutput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routing the channel audio to the headphone output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ixer.<text:span text:style-name="T2">Channel</text:span><text:span text:style-name="T1">n</text:span><text:span text:style-name="T2">.Effect</text:span><text:span text:style-name="T1">n</text:span>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nable (true) or disable (false) the audio eff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<text:span text:style-name="T2">Channel</text:span><text:span text:style-name="T1">n</text:span><text:span text:style-name="T2">.Effect</text:span><text:span text:style-name="T1">n</text:span>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ggle the audio eff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<text:span text:style-name="T2">Channel</text:span><text:span text:style-name="T1">n</text:span><text:span text:style-name="T2">.Effect</text:span><text:span text:style-name="T1">n</text:span></text:p>
          </table:table-cell>
          <table:table-cell office:value-type="string" calcext:value-type="string">
            <text:p>Value<text:span text:style-name="T1">n</text:span>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Absolute value adjust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<text:span text:style-name="T2">Channel</text:span><text:span text:style-name="T1">n</text:span><text:span text:style-name="T2">.Effect</text:span><text:span text:style-name="T1">n</text:span></text:p>
          </table:table-cell>
          <table:table-cell office:value-type="string" calcext:value-type="string">
            <text:p>Value<text:span text:style-name="T1">n</text:span>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Relative value adjustm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.<text:span text:style-name="T2">Channel</text:span><text:span text:style-name="T1">n</text:span><text:span text:style-name="T2">.Effect</text:span><text:span text:style-name="T1">n</text:span></text:p>
          </table:table-cell>
          <table:table-cell office:value-type="string" calcext:value-type="string">
            <text:p>Value<text:span text:style-name="T1">n</text:span>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DBL,DBL</text:p>
          </table:table-cell>
          <table:table-cell office:value-type="string" calcext:value-type="string">
            <text:p><text:span text:style-name="T3">(Internal) </text:span>Lower and upper limit of value control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46:25.880000000</meta:creation-date>
    <dc:date>2019-05-22T15:49:07.521000000</dc:date>
    <meta:editing-duration>PT4H57M6S</meta:editing-duration>
    <meta:editing-cycles>6</meta:editing-cycles>
    <meta:generator>LibreOffice/6.0.3.2$Windows_x86 LibreOffice_project/8f48d515416608e3a835360314dac7e47fd0b821</meta:generator>
    <meta:document-statistic meta:table-count="1" meta:cell-count="330" meta:object-count="0"/>
  </office:meta>
</office:document-meta>
</file>